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line-height="100%"/>
      <style:text-properties fo:font-size="14pt" style:font-size-asian="14pt" style:font-size-complex="14pt"/>
    </style:style>
    <style:style style:name="P2" style:family="paragraph" style:parent-style-name="Normal">
      <style:paragraph-properties fo:line-height="100%" fo:text-align="end" style:justify-single-word="false"/>
      <style:text-properties fo:font-size="14pt" officeooo:rsid="0006a2b9" style:font-size-asian="14pt" style:font-size-complex="14pt"/>
    </style:style>
    <style:style style:name="P3" style:family="paragraph" style:parent-style-name="Normal">
      <style:paragraph-properties fo:line-height="100%" fo:text-align="end" style:justify-single-word="false"/>
      <style:text-properties fo:font-size="14pt" officeooo:rsid="0006a2b9" officeooo:paragraph-rsid="0006a2b9" style:font-size-asian="14pt" style:font-size-complex="14pt"/>
    </style:style>
    <style:style style:name="P4" style:family="paragraph" style:parent-style-name="Normal">
      <style:paragraph-properties fo:line-height="100%"/>
    </style:style>
    <style:style style:name="P5" style:family="paragraph" style:parent-style-name="Normal">
      <style:text-properties style:font-name="Calibri" fo:font-size="14pt" style:font-name-asian="Calibri" style:font-size-asian="14pt" style:font-name-complex="Calibri" style:font-size-complex="14pt"/>
    </style:style>
    <style:style style:name="P6" style:family="paragraph" style:parent-style-name="Normal" style:master-page-name="MP0">
      <style:paragraph-properties fo:line-height="100%" style:page-number="auto" fo:break-before="pag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3" style:family="text">
      <style:text-properties style:font-name="Calibri" fo:font-size="14pt" style:font-name-asian="Calibri" style:font-size-asian="14pt" style:font-name-complex="Calibri" style:font-size-complex="14pt"/>
    </style:style>
    <style:style style:name="T4" style:family="text">
      <style:text-properties officeooo:rsid="0008eb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enjamin Chikhoune</text:p>
      <text:p text:style-name="P1">177, Rue Serge Reggiani</text:p>
      <text:p text:style-name="P1">34090</text:p>
      <text:p text:style-name="P1">06 47 92 49 83</text:p>
      <text:p text:style-name="P4"><text:a xlink:type="simple" xlink:href="mailto:Benjamin.chikhoune@epitech.eu" office:target-frame-name="_top" xlink:show="replace" text:style-name="Internet_20_link" text:visited-style-name="Visited_20_Internet_20_Link"><text:span text:style-name="Lien_20_hypertexte"><text:span text:style-name="T1">Benjamin.chikhoune@epitech.eu</text:span></text:span></text:a></text:p>
      <text:p text:style-name="P1"/>
      <text:p text:style-name="P3">AKIO</text:p>
      <text:p text:style-name="P3">43 Rue de Dunkerque</text:p>
      <text:p text:style-name="P2">Paris 75010</text:p>
      <text:p text:style-name="P4"><text:span text:style-name="Police_20_par_20_défaut"><text:span text:style-name="T2">Objet</text:span></text:span><text:span text:style-name="Police_20_par_20_défaut"><text:span text:style-name="T1">: Demande de stage informatique</text:span></text:span></text:p>
      <text:p text:style-name="P5"/>
      <text:p text:style-name="P5">Etudiant en première année au sein du groupe Epitech Montpellier (école de programmation). C'est au cours de cette année que j'ai pu m'investir à travers diffèrent projet de groupe sur diffèrent sujet et j'ai pris un réel plaisir que je souhaite renouveler avec cette opportunité de stage que m'offre mon école.</text:p>
      <text:p text:style-name="P5"/>
      <text:p text:style-name="P5">Je souhaite développer et mettre en pratique différente compétence qui peuvent etre proposé au cours d'un stage et je l'espère fortement chez vous. Mon stage débuterai à partir du 1<text:span text:style-name="T4">5 </text:span>Juillet et durerai de 4 à 6 mois (Possibilité d'adapté a votre convenance).</text:p>
      <text:p text:style-name="P5"/>
      <text:p text:style-name="P5">Convaincu que seul cette lettre ne pourrait vous démontré ma motivation et mon souhait d'intégrée votre groupe je reste disponible pour un futur entretien.</text:p>
      <text:p text:style-name="P5"/>
      <text:p text:style-name="Normal"><text:span text:style-name="Police_20_par_20_défaut"><text:span text:style-name="T3">Je vous prie de bien vouloir agrée madame l'expression de mes salutations distingué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benjamin chikhoune</meta:initial-creator>
    <meta:creation-date>2017-04-11T19:54:00Z</meta:creation-date>
    <dc:date>2017-06-26T10:55:31.090055417</dc:date>
    <meta:editing-cycles>4</meta:editing-cycles>
    <meta:editing-duration>PT10H7M32S</meta:editing-duration>
    <meta:document-statistic meta:table-count="0" meta:image-count="0" meta:object-count="0" meta:page-count="1" meta:paragraph-count="13" meta:word-count="156" meta:character-count="968" meta:non-whitespace-character-count="825"/>
    <meta:template xlink:type="simple" xlink:actuate="onRequest" xlink:title="" xlink:href="Normal.dotm"/>
  </office:meta>
</office:document-meta>
</file>